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am 2 Performance</text:p>
          </draw:text-box>
        </draw:frame>
        <draw:frame draw:style-name="gr1" draw:layer="layout" svg:width="17.706cm" svg:height="14.924cm" svg:x="4.588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155cm" svg:height="1.673cm" svg:x="19.213cm" svg:y="4.343cm">
          <draw:text-box>
            <text:p>Mean: 83.8</text:p>
            <text:p>Median: 85.5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dterm Performance</text:p>
          </draw:text-box>
        </draw:frame>
        <draw:frame draw:style-name="gr1" draw:layer="layout" svg:width="22.826cm" svg:height="12.954cm" svg:x="2.698cm" svg:y="5.16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5.662cm" svg:height="0.962cm" svg:x="19.558cm" svg:y="5.334cm">
          <draw:text-box>
            <text:p>Mean: 82.0 +/- 9.4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Palmeri</meta:initial-creator>
    <meta:creation-date>2013-03-26T21:43:13</meta:creation-date>
    <meta:editing-duration>P0D</meta:editing-duration>
    <meta:editing-cycles>3</meta:editing-cycles>
    <dc:date>2013-03-27T10:48:48</dc:date>
    <dc:creator>Mark Palmeri</dc:creator>
    <meta:generator>LibreOffice/3.5$Linux_X86_64 LibreOffice_project/350m1$Build-2</meta:generator>
    <meta:document-statistic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07cm" svg:height="14.925cm" xlink:href="." xlink:type="simple" chart:class="chart:bar" chart:style-name="ch1">
        <chart:title svg:x="6.243cm" svg:y="0.434cm" chart:style-name="ch2">
          <text:p>Exam 2 Grade Distribution</text:p>
        </chart:title>
        <chart:subtitle svg:x="7.182cm" svg:y="1.511cm" chart:style-name="ch3">
          <text:p>BME354L.002.S13</text:p>
        </chart:subtitle>
        <chart:plot-area chart:style-name="ch4" chart:data-source-has-labels="both" svg:x="1.365cm" svg:y="2.79cm" svg:width="15.634cm" svg:height="10.856cm">
          <chartooo:coordinate-region svg:x="1.986cm" svg:y="2.989cm" svg:width="15.013cm" svg:height="10.01cm"/>
          <chart:axis chart:dimension="x" chart:name="primary-x" chart:style-name="ch5" chartooo:axis-type="auto">
            <chartooo:date-scale/>
            <chart:title svg:x="6.942cm" svg:y="13.944cm" chart:style-name="ch6">
              <text:p>Upper Bound of Grade Interval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9.73cm" chart:style-name="ch8">
              <text:p>Number of Students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7cm" svg:height="12.955cm" xlink:href="." xlink:type="simple" chart:class="chart:bar" chart:style-name="ch1">
        <chart:title svg:x="8.631cm" svg:y="0.395cm" chart:style-name="ch2">
          <text:p>BME354L.002.Sp13 Grades</text:p>
        </chart:title>
        <chart:subtitle svg:x="10.655cm" svg:y="1.433cm" chart:style-name="ch3">
          <text:p>Midterm</text:p>
        </chart:subtitle>
        <chart:legend chart:legend-position="end" svg:x="18.844cm" svg:y="5.182cm" style:legend-expansion="high" chart:style-name="ch4"/>
        <chart:plot-area chart:style-name="ch5" chart:data-source-has-labels="both" svg:x="1.467cm" svg:y="2.634cm" svg:width="16.465cm" svg:height="9.081cm">
          <chartooo:coordinate-region svg:x="2.088cm" svg:y="2.833cm" svg:width="15.844cm" svg:height="8.235cm"/>
          <chart:axis chart:dimension="x" chart:name="primary-x" chart:style-name="ch6" chartooo:axis-type="auto">
            <chartooo:date-scale/>
            <chart:title svg:x="7.485cm" svg:y="11.974cm" chart:style-name="ch7">
              <text:p>Upper-bound of Grade Range</text:p>
            </chart:title>
            <chart:categories table:cell-range-address="local-table.$A$2:.$A$13"/>
          </chart:axis>
          <chart:axis chart:dimension="y" chart:name="primary-y" chart:style-name="ch8">
            <chart:title svg:x="0.451cm" svg:y="8.686cm" chart:style-name="ch9">
              <text:p>Number of Students</text:p>
            </chart:title>
            <chart:grid chart:style-name="ch10" chart:class="major"/>
          </chart:axis>
          <chart:series chart:style-name="ch11" chart:values-cell-range-address="local-table.$B$2:.$B$13" chart:label-cell-address="local-table.$B$1" chart:class="chart:bar">
            <chart:data-point chart:repeated="12"/>
          </chart:series>
          <chart:series chart:style-name="ch12" chart:values-cell-range-address="local-table.$C$2:.$C$13" chart:label-cell-address="local-table.$C$1" chart:class="chart:bar">
            <chart:data-point chart:repeated="12"/>
          </chart:series>
          <chart:series chart:style-name="ch13" chart:values-cell-range-address="local-table.$D$2:.$D$13" chart:label-cell-address="local-table.$D$1" chart:class="chart:bar">
            <chart:data-point chart:repeated="12"/>
          </chart:series>
          <chart:series chart:style-name="ch14" chart:values-cell-range-address="local-table.$E$2:.$E$13" chart:label-cell-address="local-table.$E$1" chart:class="chart:bar">
            <chart:data-point chart:repeated="12"/>
          </chart:series>
          <chart:series chart:style-name="ch15" chart:values-cell-range-address="local-table.$F$2:.$F$13" chart:label-cell-address="local-table.$F$1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term Grades</text:p>
              </table:table-cell>
              <table:table-cell office:value-type="string">
                <text:p>Problem Set Average</text:p>
              </table:table-cell>
              <table:table-cell office:value-type="string">
                <text:p>Lab Average</text:p>
              </table:table-cell>
              <table:table-cell office:value-type="string">
                <text:p>Exam01</text:p>
              </table:table-cell>
              <table:table-cell office:value-type="string">
                <text:p>Exam02</text:p>
              </table:table-cell>
            </table:table-row>
          </table:table-header-rows>
          <table:table-rows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